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roman" svg:panose-1="0 0 0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Times-Roman" svg:font-family="Times-Roman" style:font-family-generic="roman"/>
    <style:font-face style:name="Times-Bold" svg:font-family="Times-Bold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">
        <style:list-level-properties text:space-before="0.5in" text:min-label-width="0.25in"/>
        <style:text-properties style:font-name="Symbol"/>
      </text:list-level-style-bullet>
      <text:list-level-style-bullet text:level="3" text:style-name="WW_CharLFO2LVL3" text:bullet-char="">
        <style:list-level-properties text:space-before="0.75in" text:min-label-width="0.25in"/>
        <style:text-properties style:font-name="Symbol"/>
      </text:list-level-style-bullet>
      <text:list-level-style-bullet text:level="4" text:style-name="WW_CharLFO2LVL4" text:bullet-char="">
        <style:list-level-properties text:space-before="1in" text:min-label-width="0.25in"/>
        <style:text-properties style:font-name="Symbol"/>
      </text:list-level-style-bullet>
      <text:list-level-style-bullet text:level="5" text:style-name="WW_CharLFO2LVL5" text:bullet-char="">
        <style:list-level-properties text:space-before="1.25in" text:min-label-width="0.25in"/>
        <style:text-properties style:font-name="Symbol"/>
      </text:list-level-style-bullet>
      <text:list-level-style-bullet text:level="6" text:style-name="WW_CharLFO2LVL6" text:bullet-char="">
        <style:list-level-properties text:space-before="1.5in" text:min-label-width="0.25in"/>
        <style:text-properties style:font-name="Symbol"/>
      </text:list-level-style-bullet>
      <text:list-level-style-bullet text:level="7" text:style-name="WW_CharLFO2LVL7" text:bullet-char="">
        <style:list-level-properties text:space-before="1.75in" text:min-label-width="0.25in"/>
        <style:text-properties style:font-name="Symbol"/>
      </text:list-level-style-bullet>
      <text:list-level-style-bullet text:level="8" text:style-name="WW_CharLFO2LVL8" text:bullet-char="">
        <style:list-level-properties text:space-before="2in" text:min-label-width="0.25in"/>
        <style:text-properties style:font-name="Symbol"/>
      </text:list-level-style-bullet>
      <text:list-level-style-bullet text:level="9" text:style-name="WW_CharLFO2LVL9" text:bullet-char="">
        <style:list-level-properties text:space-before="2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8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center" fo:line-height="150%"/>
      <style:text-properties style:font-name-asian="Times-Roman" style:font-name-complex="Times-Roman" fo:color="#000000" fo:font-size="20pt" style:font-size-asian="20pt" style:font-size-complex="20pt"/>
    </style:style>
    <style:style style:name="P2" style:parent-style-name="Normal" style:family="paragraph">
      <style:paragraph-properties style:text-autospace="none" fo:text-align="center" fo:line-height="150%"/>
      <style:text-properties style:font-name-asian="Times-Roman" style:font-name-complex="Times-Roman" fo:color="#000000" fo:font-size="20pt" style:font-size-asian="20pt" style:font-size-complex="20pt"/>
    </style:style>
    <style:style style:name="P3" style:parent-style-name="Normal" style:family="paragraph">
      <style:paragraph-properties style:text-autospace="none" fo:text-align="center" fo:line-height="150%"/>
      <style:text-properties style:font-name-asian="Times-Roman" style:font-name-complex="Times-Roman" fo:color="#000000" fo:font-size="20pt" style:font-size-asian="20pt" style:font-size-complex="20pt"/>
    </style:style>
    <style:style style:name="P4" style:parent-style-name="Normal" style:family="paragraph">
      <style:paragraph-properties style:text-autospace="none" fo:text-align="center" fo:line-height="150%"/>
      <style:text-properties style:font-name-asian="Times-Roman" style:font-name-complex="Times-Roman" fo:color="#000000" fo:font-size="20pt" style:font-size-asian="20pt" style:font-size-complex="20pt"/>
    </style:style>
    <style:style style:name="P5" style:parent-style-name="Normal" style:family="paragraph">
      <style:paragraph-properties style:text-autospace="none" fo:text-align="center" fo:line-height="150%"/>
      <style:text-properties style:font-name-asian="Times-Bold" style:font-name-complex="Times-Bold" fo:color="#000000" fo:font-size="20pt" style:font-size-asian="20pt" style:font-size-complex="20pt"/>
    </style:style>
    <style:style style:name="P6" style:parent-style-name="Normal" style:family="paragraph">
      <style:paragraph-properties style:text-autospace="none" fo:text-align="center"/>
      <style:text-properties style:font-name-asian="Times-Roman" style:font-name-complex="Times-Roman" fo:color="#000000" fo:font-size="20pt" style:font-size-asian="20pt" style:font-size-complex="20pt"/>
    </style:style>
    <style:style style:name="P7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8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9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0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1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2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3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4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5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6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7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8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19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font-style="italic" style:font-style-asian="italic" style:font-style-complex="italic" fo:color="#000000" fo:font-size="17pt" style:font-size-asian="17pt" style:font-size-complex="17pt"/>
    </style:style>
    <style:style style:name="P20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21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22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23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24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25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26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font-style="italic" style:font-style-asian="italic" fo:color="#000000" fo:font-size="17pt" style:font-size-asian="17pt" style:font-size-complex="17pt"/>
    </style:style>
    <style:style style:name="P27" style:parent-style-name="Normal" style:family="paragraph">
      <style:paragraph-properties style:text-autospace="none" fo:text-align="center"/>
      <style:text-properties style:font-name="Times-Roman" style:font-name-asian="Times-Roman" style:font-name-complex="Times-Roman" fo:color="#000000" fo:font-size="17pt" style:font-size-asian="17pt" style:font-size-complex="17pt"/>
    </style:style>
    <style:style style:name="P28" style:parent-style-name="Normal" style:family="paragraph">
      <style:paragraph-properties fo:widows="2" fo:orphans="2" fo:break-before="page"/>
      <style:text-properties style:font-name="Times-Bold" style:font-name-asian="Times-Bold" style:font-name-complex="Times-Bold" fo:color="#000000"/>
    </style:style>
    <style:style style:name="P29" style:parent-style-name="Titre11" style:family="paragraph">
      <style:text-properties style:font-name="Times New Roman"/>
    </style:style>
    <style:style style:name="P30" style:parent-style-name="Normal" style:family="paragraph">
      <style:paragraph-properties style:text-autospace="none"/>
      <style:text-properties style:font-name-asian="Times-Roman" style:font-name-complex="Times-Roman" fo:color="#000000"/>
    </style:style>
    <style:style style:name="P31" style:parent-style-name="Normal" style:family="paragraph">
      <style:paragraph-properties fo:widows="2" fo:orphans="2" fo:break-before="page" fo:text-align="justify"/>
    </style:style>
    <style:style style:name="P32" style:parent-style-name="Titre11" style:family="paragraph">
      <style:text-properties style:font-name="Times New Roman"/>
    </style:style>
    <style:style style:name="P33" style:parent-style-name="Normal" style:family="paragraph">
      <style:paragraph-properties style:text-autospace="none" fo:margin-left="0.3in">
        <style:tab-stops/>
      </style:paragraph-properties>
    </style:style>
    <style:style style:name="T34" style:parent-style-name="Policepardéfaut" style:family="text">
      <style:text-properties style:font-name="Times-Bold" style:font-name-asian="Times-Bold" style:font-name-complex="Times-Bold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style:font-name-asian="Times-Bold" style:font-name-complex="Times-Bold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-asian="Times-Roman" style:font-name-complex="Times-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style:text-autospace="none" fo:margin-left="0.3in">
        <style:tab-stops/>
      </style:paragraph-properties>
      <style:text-properties style:font-name-asian="Times-Roman" style:font-name-complex="Times-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0.8125in"/>
    </style:style>
    <style:style style:name="TableColumn40" style:family="table-column">
      <style:table-column-properties style:column-width="1.1111in"/>
    </style:style>
    <style:style style:name="TableColumn41" style:family="table-column">
      <style:table-column-properties style:column-width="4.4in"/>
    </style:style>
    <style:style style:name="Table38" style:family="table">
      <style:table-properties style:width="6.3236in" fo:margin-left="0.6048in" table:align="left"/>
    </style:style>
    <style:style style:name="TableRow42" style:family="table-row">
      <style:table-row-properties/>
    </style:style>
    <style:style style:name="TableCell43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44" style:parent-style-name="Contenudetableau" style:family="paragraph">
      <style:paragraph-properties fo:margin-left="0.0888in" fo:margin-right="-0.0062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45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46" style:parent-style-name="Contenudetableau" style:family="paragraph">
      <style:paragraph-properties fo:margin-left="0.099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47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48" style:parent-style-name="Contenudetableau" style:family="paragraph">
      <style:paragraph-properties fo:margin-left="0.067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Row49" style:family="table-row">
      <style:table-row-properties/>
    </style:style>
    <style:style style:name="TableCell50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51" style:parent-style-name="Contenudetableau" style:family="paragraph">
      <style:paragraph-properties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52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53" style:parent-style-name="Contenudetableau" style:family="paragraph">
      <style:paragraph-properties fo:margin-left="0.0597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54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55" style:parent-style-name="Contenudetableau" style:family="paragraph">
      <style:paragraph-properties fo:margin-left="0.1312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58" style:parent-style-name="Contenudetableau" style:family="paragraph">
      <style:paragraph-properties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60" style:parent-style-name="Contenudetableau" style:family="paragraph">
      <style:paragraph-properties fo:margin-left="0.0597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61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62" style:parent-style-name="Contenudetableau" style:family="paragraph">
      <style:paragraph-properties fo:margin-left="0.1312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P63" style:parent-style-name="Normal" style:family="paragraph">
      <style:paragraph-properties style:text-autospace="none" fo:margin-left="0.3in">
        <style:tab-stops/>
      </style:paragraph-properties>
      <style:text-properties style:font-name-asian="Times-Roman" style:font-name-complex="Times-Roman" style:font-weight-complex="bold" fo:color="#000000"/>
    </style:style>
    <style:style style:name="P64" style:parent-style-name="Normal" style:family="paragraph">
      <style:paragraph-properties style:text-autospace="none" fo:margin-left="0.3in">
        <style:tab-stops/>
      </style:paragraph-properties>
    </style:style>
    <style:style style:name="T65" style:parent-style-name="Policepardéfaut" style:family="text">
      <style:text-properties style:font-name="Times-Bold" style:font-name-asian="Times-Bold" style:font-name-complex="Times-Bold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style:font-name="Times-Roman" style:font-name-asian="Times-Roman" style:font-name-complex="Times-Roman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67" style:parent-style-name="Normal" style:family="paragraph">
      <style:paragraph-properties style:text-autospace="none" fo:margin-left="0.2645in">
        <style:tab-stops/>
      </style:paragraph-properties>
      <style:text-properties style:font-name-asian="Times-Roman" style:font-name-complex="Times-Roman" fo:color="#000000" fo:font-size="10pt" style:font-size-asian="10pt" style:font-size-complex="10pt"/>
    </style:style>
    <style:style style:name="TableColumn69" style:family="table-column">
      <style:table-column-properties style:column-width="0.4118in"/>
    </style:style>
    <style:style style:name="TableColumn70" style:family="table-column">
      <style:table-column-properties style:column-width="1.2381in"/>
    </style:style>
    <style:style style:name="TableColumn71" style:family="table-column">
      <style:table-column-properties style:column-width="3.2951in"/>
    </style:style>
    <style:style style:name="TableColumn72" style:family="table-column">
      <style:table-column-properties style:column-width="1.4048in"/>
    </style:style>
    <style:style style:name="Table68" style:family="table">
      <style:table-properties style:width="6.35in" fo:margin-left="0.6048in" table:align="left"/>
    </style:style>
    <style:style style:name="TableRow73" style:family="table-row">
      <style:table-row-properties/>
    </style:style>
    <style:style style:name="TableCell74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75" style:parent-style-name="Contenudetableau" style:family="paragraph">
      <style:paragraph-properties fo:margin-left="0.0888in" fo:margin-right="-0.0062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76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77" style:parent-style-name="Contenudetableau" style:family="paragraph">
      <style:paragraph-properties fo:margin-left="0.099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P78" style:parent-style-name="Contenudetableau" style:family="paragraph">
      <style:paragraph-properties fo:margin-left="0.099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79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80" style:parent-style-name="Contenudetableau" style:family="paragraph">
      <style:paragraph-properties fo:margin-left="0.067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81" style:family="table-cell">
      <style:table-cell-properties fo:border="0.0034in solid #000000" fo:padding-top="0.0381in" fo:padding-left="0.0375in" fo:padding-bottom="0.0381in" fo:padding-right="0.0381in"/>
    </style:style>
    <style:style style:name="P82" style:parent-style-name="Contenudetableau" style:family="paragraph">
      <style:paragraph-properties fo:margin-left="0.0361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P83" style:parent-style-name="Contenudetableau" style:family="paragraph">
      <style:paragraph-properties fo:margin-left="0.0041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Row84" style:family="table-row">
      <style:table-row-properties/>
    </style:style>
    <style:style style:name="TableCell85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86" style:parent-style-name="Contenudetableau" style:family="paragraph">
      <style:paragraph-properties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87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88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89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90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91" style:family="table-cell">
      <style:table-cell-properties fo:border="0.0034in solid #000000" fo:padding-top="0.0381in" fo:padding-left="0.0375in" fo:padding-bottom="0.0381in" fo:padding-right="0.0381in"/>
    </style:style>
    <style:style style:name="P92" style:parent-style-name="Contenudetableau" style:family="paragraph">
      <style:paragraph-properties fo:margin-left="0.2208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P93" style:parent-style-name="Normal" style:family="paragraph">
      <style:paragraph-properties style:text-autospace="none" fo:margin-left="0.2645in">
        <style:tab-stops/>
      </style:paragraph-properties>
      <style:text-properties style:font-name-asian="Times-Roman" style:font-name-complex="Times-Roman" fo:color="#000000" fo:font-size="10pt" style:font-size-asian="10pt" style:font-size-complex="10pt"/>
    </style:style>
    <style:style style:name="P94" style:parent-style-name="Normal" style:family="paragraph">
      <style:paragraph-properties style:text-autospace="none" fo:margin-left="0.2645in">
        <style:tab-stops/>
      </style:paragraph-properties>
    </style:style>
    <style:style style:name="T95" style:parent-style-name="Policepardéfaut" style:family="text">
      <style:text-properties style:font-name-asian="Times-Bold" style:font-name-complex="Times-Bold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96" style:parent-style-name="Policepardéfaut" style:family="text">
      <style:text-properties style:font-name-asian="Times-Roman" style:font-name-complex="Times-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style:text-autospace="none" fo:margin-left="0.2645in">
        <style:tab-stops/>
      </style:paragraph-properties>
      <style:text-properties style:font-name-asian="Times-Roman" style:font-name-complex="Times-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ableColumn99" style:family="table-column">
      <style:table-column-properties style:column-width="0.4118in"/>
    </style:style>
    <style:style style:name="TableColumn100" style:family="table-column">
      <style:table-column-properties style:column-width="1.2381in"/>
    </style:style>
    <style:style style:name="TableColumn101" style:family="table-column">
      <style:table-column-properties style:column-width="3.2951in"/>
    </style:style>
    <style:style style:name="TableColumn102" style:family="table-column">
      <style:table-column-properties style:column-width="1.4048in"/>
    </style:style>
    <style:style style:name="Table98" style:family="table">
      <style:table-properties style:width="6.35in" fo:margin-left="0.6048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05" style:parent-style-name="Contenudetableau" style:family="paragraph">
      <style:paragraph-properties fo:margin-left="0.0888in" fo:margin-right="-0.0062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106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07" style:parent-style-name="Contenudetableau" style:family="paragraph">
      <style:paragraph-properties fo:margin-left="0.099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P108" style:parent-style-name="Contenudetableau" style:family="paragraph">
      <style:paragraph-properties fo:margin-left="0.099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109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10" style:parent-style-name="Contenudetableau" style:family="paragraph">
      <style:paragraph-properties fo:margin-left="0.067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111" style:family="table-cell">
      <style:table-cell-properties fo:border="0.0034in solid #000000" fo:padding-top="0.0381in" fo:padding-left="0.0375in" fo:padding-bottom="0.0381in" fo:padding-right="0.0381in"/>
    </style:style>
    <style:style style:name="P112" style:parent-style-name="Contenudetableau" style:family="paragraph">
      <style:paragraph-properties fo:margin-left="0.0361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P113" style:parent-style-name="Contenudetableau" style:family="paragraph">
      <style:paragraph-properties fo:margin-left="0.0041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Row114" style:family="table-row">
      <style:table-row-properties/>
    </style:style>
    <style:style style:name="TableCell115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16" style:parent-style-name="Contenudetableau" style:family="paragraph">
      <style:paragraph-properties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17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18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19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20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21" style:family="table-cell">
      <style:table-cell-properties fo:border="0.0034in solid #000000" fo:padding-top="0.0381in" fo:padding-left="0.0375in" fo:padding-bottom="0.0381in" fo:padding-right="0.0381in"/>
    </style:style>
    <style:style style:name="P122" style:parent-style-name="Contenudetableau" style:family="paragraph">
      <style:paragraph-properties fo:margin-left="0.0881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P123" style:parent-style-name="Normal" style:family="paragraph">
      <style:paragraph-properties style:text-autospace="none" fo:margin-left="0.2645in">
        <style:tab-stops/>
      </style:paragraph-properties>
      <style:text-properties style:font-name-asian="Times-Roman" style:font-name-complex="Times-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24" style:parent-style-name="Normal" style:family="paragraph">
      <style:paragraph-properties fo:widows="2" fo:orphans="2" fo:break-before="page"/>
    </style:style>
    <style:style style:name="P125" style:parent-style-name="Titre11" style:family="paragraph"/>
    <style:style style:name="T126" style:parent-style-name="Policepardéfaut" style:family="text">
      <style:text-properties style:font-name="Times New Roman"/>
    </style:style>
    <style:style style:name="T127" style:parent-style-name="Policepardéfaut" style:family="text">
      <style:text-properties style:font-name="Times New Roman"/>
    </style:style>
    <style:style style:name="T128" style:parent-style-name="Policepardéfaut" style:family="text">
      <style:text-properties style:font-name="Times New Roman"/>
    </style:style>
    <style:style style:name="T129" style:parent-style-name="Policepardéfaut" style:family="text">
      <style:text-properties style:font-name="Times New Roman"/>
    </style:style>
    <style:style style:name="P130" style:parent-style-name="Titre11" style:family="paragraph">
      <style:text-properties style:font-name="Times New Roman" fo:font-size="14pt" style:font-size-asian="14pt"/>
    </style:style>
    <style:style style:name="TableColumn132" style:family="table-column">
      <style:table-column-properties style:column-width="0.4118in"/>
    </style:style>
    <style:style style:name="TableColumn133" style:family="table-column">
      <style:table-column-properties style:column-width="4.0416in"/>
    </style:style>
    <style:style style:name="TableColumn134" style:family="table-column">
      <style:table-column-properties style:column-width="1.8701in"/>
    </style:style>
    <style:style style:name="Table131" style:family="table">
      <style:table-properties style:width="6.3236in" fo:margin-left="0.6048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37" style:parent-style-name="Contenudetableau" style:family="paragraph">
      <style:paragraph-properties fo:margin-right="-0.0062in"/>
      <style:text-properties style:font-name-asian="Times-Roman" style:font-name-complex="Times-Roman" fo:font-size="8pt" style:font-size-asian="8pt" style:font-size-complex="8pt"/>
    </style:style>
    <style:style style:name="P138" style:parent-style-name="Contenudetableau" style:family="paragraph">
      <style:paragraph-properties fo:margin-right="-0.0062in"/>
      <style:text-properties style:font-name-asian="Times-Roman" style:font-name-complex="Times-Roman" fo:font-size="8pt" style:font-size-asian="8pt" style:font-size-complex="8pt"/>
    </style:style>
    <style:style style:name="TableCell139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40" style:parent-style-name="Contenudetableau" style:family="paragraph">
      <style:paragraph-properties fo:margin-left="0.099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141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142" style:parent-style-name="Contenudetableau" style:family="paragraph">
      <style:paragraph-properties fo:margin-left="0.067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P143" style:parent-style-name="Contenudetableau" style:family="paragraph">
      <style:paragraph-properties fo:margin-left="0.067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Row144" style:family="table-row">
      <style:table-row-properties/>
    </style:style>
    <style:style style:name="TableCell145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46" style:parent-style-name="Contenudetableau" style:family="paragraph">
      <style:paragraph-properties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47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48" style:parent-style-name="Contenudetableau" style:family="paragraph">
      <style:paragraph-properties fo:margin-left="0.16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49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150" style:parent-style-name="Contenudetableau" style:family="paragraph">
      <style:paragraph-properties fo:margin-left="0.15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Row151" style:family="table-row">
      <style:table-row-properties style:min-row-height="0.1965in"/>
    </style:style>
    <style:style style:name="TableCell152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53" style:parent-style-name="Contenudetableau" style:family="paragraph">
      <style:paragraph-properties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55" style:parent-style-name="Contenudetableau" style:family="paragraph">
      <style:paragraph-properties fo:margin-left="0.16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56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157" style:parent-style-name="Contenudetableau" style:family="paragraph">
      <style:paragraph-properties fo:margin-left="0.15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P158" style:parent-style-name="Titre11" style:family="paragraph">
      <style:text-properties style:font-name="Times New Roman" fo:font-size="14pt" style:font-size-asian="14pt"/>
    </style:style>
    <style:style style:name="TableColumn160" style:family="table-column">
      <style:table-column-properties style:column-width="0.4118in"/>
    </style:style>
    <style:style style:name="TableColumn161" style:family="table-column">
      <style:table-column-properties style:column-width="4.8291in"/>
    </style:style>
    <style:style style:name="TableColumn162" style:family="table-column">
      <style:table-column-properties style:column-width="1.0826in"/>
    </style:style>
    <style:style style:name="Table159" style:family="table">
      <style:table-properties style:width="6.3236in" fo:margin-left="0.6048in" table:align="left"/>
    </style:style>
    <style:style style:name="TableRow163" style:family="table-row">
      <style:table-row-properties/>
    </style:style>
    <style:style style:name="TableCell164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65" style:parent-style-name="Contenudetableau" style:family="paragraph">
      <style:paragraph-properties fo:margin-right="-0.0062in"/>
      <style:text-properties style:font-name-asian="Times-Roman" style:font-name-complex="Times-Roman" fo:font-size="8pt" style:font-size-asian="8pt" style:font-size-complex="8pt"/>
    </style:style>
    <style:style style:name="P166" style:parent-style-name="Contenudetableau" style:family="paragraph">
      <style:paragraph-properties fo:margin-right="-0.0062in"/>
      <style:text-properties style:font-name-asian="Times-Roman" style:font-name-complex="Times-Roman" fo:font-size="8pt" style:font-size-asian="8pt" style:font-size-complex="8pt"/>
    </style:style>
    <style:style style:name="TableCell167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68" style:parent-style-name="Contenudetableau" style:family="paragraph">
      <style:paragraph-properties fo:margin-left="0.099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169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170" style:parent-style-name="Contenudetableau" style:family="paragraph">
      <style:paragraph-properties fo:margin-left="0.067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P171" style:parent-style-name="Contenudetableau" style:family="paragraph">
      <style:paragraph-properties fo:margin-left="0.067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Row172" style:family="table-row">
      <style:table-row-properties/>
    </style:style>
    <style:style style:name="TableCell173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74" style:parent-style-name="Contenudetableau" style:family="paragraph">
      <style:paragraph-properties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75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76" style:parent-style-name="Contenudetableau" style:family="paragraph">
      <style:paragraph-properties fo:margin-left="0.16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77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178" style:parent-style-name="Contenudetableau" style:family="paragraph">
      <style:paragraph-properties fo:margin-left="0.0604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Row179" style:family="table-row">
      <style:table-row-properties style:min-row-height="0.1965in"/>
    </style:style>
    <style:style style:name="TableCell180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81" style:parent-style-name="Contenudetableau" style:family="paragraph">
      <style:paragraph-properties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82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83" style:parent-style-name="Contenudetableau" style:family="paragraph">
      <style:paragraph-properties fo:margin-left="0.16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184" style:family="table-cell">
      <style:table-cell-properties fo:border-top="0.0034in solid #000000" fo:border-left="0.0034in solid #000000" fo:border-bottom="0.0034in solid #000000" fo:border-right="0.0069in solid #000000" fo:padding-top="0.0381in" fo:padding-left="0.0375in" fo:padding-bottom="0.0381in" fo:padding-right="0.0381in"/>
    </style:style>
    <style:style style:name="P185" style:parent-style-name="Contenudetableau" style:family="paragraph">
      <style:paragraph-properties fo:margin-left="0.0604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P186" style:parent-style-name="Titre11" style:family="paragraph">
      <style:text-properties style:font-name="Times New Roman" fo:font-size="14pt" style:font-size-asian="14pt"/>
    </style:style>
    <style:style style:name="P187" style:parent-style-name="Titre21" style:family="paragraph">
      <style:text-properties style:font-name="Times New Roman" fo:font-style="normal" style:font-style-asian="normal" style:font-style-complex="normal"/>
    </style:style>
    <style:style style:name="P188" style:parent-style-name="Corpsdetexte1" style:family="paragraph">
      <style:paragraph-properties fo:margin-left="0.5in">
        <style:tab-stops/>
      </style:paragraph-properties>
    </style:style>
    <style:style style:name="P189" style:parent-style-name="Titre21" style:family="paragraph">
      <style:text-properties style:font-name="Times New Roman" style:font-name-asian="Times-Roman" style:font-name-complex="Times-Roman" fo:font-style="normal" style:font-style-asian="normal" style:font-style-complex="normal"/>
    </style:style>
    <style:style style:name="TableColumn191" style:family="table-column">
      <style:table-column-properties style:column-width="0.5388in"/>
    </style:style>
    <style:style style:name="TableColumn192" style:family="table-column">
      <style:table-column-properties style:column-width="5.1958in"/>
    </style:style>
    <style:style style:name="TableColumn193" style:family="table-column">
      <style:table-column-properties style:column-width="0.9215in"/>
    </style:style>
    <style:style style:name="Table190" style:family="table">
      <style:table-properties style:width="6.6562in" fo:margin-left="0.2986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96" style:parent-style-name="Contenudetableau" style:family="paragraph">
      <style:paragraph-properties fo:text-align="center" fo:margin-left="0.0888in" fo:margin-right="-0.0062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197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198" style:parent-style-name="Contenudetableau" style:family="paragraph">
      <style:paragraph-properties fo:margin-left="0.0673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Cell199" style:family="table-cell">
      <style:table-cell-properties fo:border="0.0034in solid #000000" fo:padding-top="0.0381in" fo:padding-left="0.0375in" fo:padding-bottom="0.0381in" fo:padding-right="0.0381in"/>
    </style:style>
    <style:style style:name="P200" style:parent-style-name="Contenudetableau" style:family="paragraph">
      <style:paragraph-properties fo:margin-left="0.0361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P201" style:parent-style-name="Contenudetableau" style:family="paragraph">
      <style:paragraph-properties fo:margin-left="0.0361in" fo:margin-right="0.0041in">
        <style:tab-stops/>
      </style:paragraph-properties>
      <style:text-properties style:font-name-asian="Times-Roman" style:font-name-complex="Times-Roman" fo:font-size="8pt" style:font-size-asian="8pt" style:font-size-complex="8pt"/>
    </style:style>
    <style:style style:name="TableRow202" style:family="table-row">
      <style:table-row-properties/>
    </style:style>
    <style:style style:name="TableCell203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204" style:parent-style-name="Contenudetableau" style:family="paragraph">
      <style:paragraph-properties fo:text-align="center"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205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206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207" style:family="table-cell">
      <style:table-cell-properties fo:border="0.0034in solid #000000" fo:padding-top="0.0381in" fo:padding-left="0.0375in" fo:padding-bottom="0.0381in" fo:padding-right="0.0381in"/>
    </style:style>
    <style:style style:name="P208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Row209" style:family="table-row">
      <style:table-row-properties/>
    </style:style>
    <style:style style:name="TableCell210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211" style:parent-style-name="Contenudetableau" style:family="paragraph">
      <style:paragraph-properties fo:text-align="center"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212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213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214" style:family="table-cell">
      <style:table-cell-properties fo:border="0.0034in solid #000000" fo:padding-top="0.0381in" fo:padding-left="0.0375in" fo:padding-bottom="0.0381in" fo:padding-right="0.0381in"/>
    </style:style>
    <style:style style:name="P215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Row216" style:family="table-row">
      <style:table-row-properties/>
    </style:style>
    <style:style style:name="TableCell217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218" style:parent-style-name="Contenudetableau" style:family="paragraph">
      <style:paragraph-properties fo:text-align="center" fo:margin-left="0.0145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219" style:family="table-cell">
      <style:table-cell-properties fo:border-top="0.0034in solid #000000" fo:border-left="0.0034in solid #000000" fo:border-bottom="0.0034in solid #000000" fo:border-right="none" fo:padding-top="0.0381in" fo:padding-left="0.0375in" fo:padding-bottom="0.0381in" fo:padding-right="0.0381in"/>
    </style:style>
    <style:style style:name="P220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TableCell221" style:family="table-cell">
      <style:table-cell-properties fo:border="0.0034in solid #000000" fo:padding-top="0.0381in" fo:padding-left="0.0375in" fo:padding-bottom="0.0381in" fo:padding-right="0.0381in"/>
    </style:style>
    <style:style style:name="P222" style:parent-style-name="Contenudetableau" style:family="paragraph">
      <style:paragraph-properties fo:margin-left="0.4909in" fo:margin-right="0.0041in">
        <style:tab-stops/>
      </style:paragraph-properties>
      <style:text-properties style:font-name-asian="Times-Roman" style:font-name-complex="Times-Roman" fo:font-size="10pt" style:font-size-asian="10pt" style:font-size-complex="10pt"/>
    </style:style>
    <style:style style:name="P223" style:parent-style-name="Titre11" style:family="paragraph">
      <style:paragraph-properties fo:text-indent="0in">
        <style:tab-stops/>
      </style:paragraph-properties>
      <style:text-properties style:font-name-asian="Times-Roman" style:font-name-complex="Times-Roman"/>
    </style:style>
  </office:automatic-styles>
  <office:body>
    <office:text text:use-soft-page-breaks="true">
      <text:p text:style-name="P1">UNIVERSITÉ DE SHERBROOKE</text:p>
      <text:p text:style-name="P2">DÉPARTEMENT D’INFORMATIQUE</text:p>
      <text:p text:style-name="P3"/>
      <text:p text:style-name="P4"/>
      <text:p text:style-name="P5">IFT 159 - Analyse et programmation</text:p>
      <text:p text:style-name="P6"/>
      <text:p text:style-name="P7"/>
      <text:p text:style-name="P8"/>
      <text:p text:style-name="P9">Devoir<text:s/>7<text:s/>-<text:s/>Analyse/Conception</text:p>
      <text:p text:style-name="P10"/>
      <text:p text:style-name="P11"/>
      <text:p text:style-name="P12"/>
      <text:p text:style-name="P13"/>
      <text:p text:style-name="P14"/>
      <text:p text:style-name="P15"><text:s/>par</text:p>
      <text:p text:style-name="P16"/>
      <text:p text:style-name="P17"/>
      <text:p text:style-name="P18"/>
      <text:p text:style-name="P19">Votre nom</text:p>
      <text:p text:style-name="P20"/>
      <text:p text:style-name="P21"/>
      <text:p text:style-name="P22"/>
      <text:p text:style-name="P23"/>
      <text:p text:style-name="P24"/>
      <text:p text:style-name="P25"/>
      <text:p text:style-name="P26">Date</text:p>
      <text:p text:style-name="P27"/>
      <text:p text:style-name="P28"/>
      <text:soft-page-break/>
      <text:list text:style-name="LFO1" text:continue-numbering="true">
        <text:list-item>
          <text:p text:style-name="P29"><text:s/>Énoncé du problème</text:p>
        </text:list-item>
      </text:list>
      <text:p text:style-name="P30"/>
      <text:p text:style-name="P31"/>
      <text:soft-page-break/>
      <text:list text:style-name="LFO1" text:continue-numbering="true">
        <text:list-item>
          <text:p text:style-name="P32">Analyse globale</text:p>
        </text:list-item>
      </text:list>
      <text:p text:style-name="P33"><text:span text:style-name="T34">Types de données</text:span><text:span text:style-name="T35"><text:s/></text:span><text:span text:style-name="T36">:</text:span>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Type</text:p>
          </table:table-cell>
          <table:table-cell table:style-name="TableCell45">
            <text:p text:style-name="P46">Nom</text:p>
          </table:table-cell>
          <table:table-cell table:style-name="TableCell47">
            <text:p text:style-name="P48">Description</text:p>
          </table:table-cell>
        </table:table-row>
        <table:table-row table:style-name="TableRow49">
          <table:table-cell table:style-name="TableCell50">
            <text:p text:style-name="P51">Classe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Énumération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</table:table>
      <text:p text:style-name="P63"/>
      <text:p text:style-name="P64"><text:span text:style-name="T65">Entrées </text:span><text:span text:style-name="T66">:</text:span>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No.</text:p>
          </table:table-cell>
          <table:table-cell table:style-name="TableCell76">
            <text:p text:style-name="P77">Médium</text:p>
            <text:p text:style-name="P78">(écran ou clavier)</text:p>
          </table:table-cell>
          <table:table-cell table:style-name="TableCell79">
            <text:p text:style-name="P80">Description</text:p>
          </table:table-cell>
          <table:table-cell table:style-name="TableCell81">
            <text:p text:style-name="P82">Type</text:p>
            <text:p text:style-name="P83">(entier, réel, ...)</text:p>
          </table:table-cell>
        </table:table-row>
        <table:table-row table:style-name="TableRow84">
          <table:table-cell table:style-name="TableCell85">
            <text:p text:style-name="P86">1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P93"/>
      <text:p text:style-name="P94"><text:span text:style-name="T95">Sorties<text:s/></text:span><text:span text:style-name="T96">:</text:span>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o.</text:p>
          </table:table-cell>
          <table:table-cell table:style-name="TableCell106">
            <text:p text:style-name="P107">Médium</text:p>
            <text:p text:style-name="P108">(écran ou clavier)</text:p>
          </table:table-cell>
          <table:table-cell table:style-name="TableCell109">
            <text:p text:style-name="P110">Description</text:p>
          </table:table-cell>
          <table:table-cell table:style-name="TableCell111">
            <text:p text:style-name="P112">Type</text:p>
            <text:p text:style-name="P113">(entier, réel, ...)</text:p>
          </table:table-cell>
        </table:table-row>
        <table:table-row table:style-name="TableRow114">
          <table:table-cell table:style-name="TableCell115">
            <text:p text:style-name="P116">1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</table:table>
      <text:p text:style-name="P123"/>
      <text:p text:style-name="P124"/>
      <text:soft-page-break/>
      <text:list text:style-name="LFO1" text:continue-numbering="true">
        <text:list-item>
          <text:p text:style-name="P125"><text:span text:style-name="T126">Classe<text:s/></text:span><text:span text:style-name="T127">« </text:span><text:span text:style-name="T128">Nom de la classe</text:span><text:span text:style-name="T129"> »</text:span></text:p>
          <text:list text:continue-numbering="true">
            <text:list-item>
              <text:p text:style-name="P130">Membres</text:p>
            </text:list-item>
          </text:list>
        </text:list-item>
      </text:list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Accès</text:p>
            <text:p text:style-name="P138">(+ ou -)</text:p>
          </table:table-cell>
          <table:table-cell table:style-name="TableCell139">
            <text:p text:style-name="P140">Nom</text:p>
          </table:table-cell>
          <table:table-cell table:style-name="TableCell141">
            <text:p text:style-name="P142">Type</text:p>
            <text:p text:style-name="P143">(entier, réel, …)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</table:table>
      <text:list text:style-name="LFO1" text:continue-numbering="true">
        <text:list-item>
          <text:list>
            <text:list-item>
              <text:p text:style-name="P158">Opérations</text:p>
            </text:list-item>
          </text:list>
        </text:list-item>
      </text:list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Accès</text:p>
            <text:p text:style-name="P166">(+ ou -)</text:p>
          </table:table-cell>
          <table:table-cell table:style-name="TableCell167">
            <text:p text:style-name="P168">Nom (avec type des paramètres)</text:p>
          </table:table-cell>
          <table:table-cell table:style-name="TableCell169">
            <text:p text:style-name="P170">Type de retour</text:p>
            <text:p text:style-name="P171">(entier, réel, …)</text:p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</table:table>
      <text:list text:style-name="LFO1" text:continue-numbering="true">
        <text:list-item>
          <text:list>
            <text:list-item>
              <text:p text:style-name="P186">Conception de<text:s/>« NomMéthode »</text:p>
              <text:list text:continue-numbering="true">
                <text:list-item>
                  <text:p text:style-name="P187">But et description sommaire du module</text:p>
                </text:list-item>
              </text:list>
            </text:list-item>
          </text:list>
        </text:list-item>
      </text:list>
      <text:p text:style-name="P188">Description sommaire du module ici</text:p>
      <text:list text:style-name="LFO1" text:continue-numbering="true">
        <text:list-item>
          <text:list>
            <text:list-item>
              <text:list>
                <text:list-item>
                  <text:p text:style-name="P189">Conception (Algorithme)</text:p>
                </text:list-item>
              </text:list>
            </text:list-item>
          </text:list>
        </text:list-item>
      </text:list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Étape no.</text:p>
          </table:table-cell>
          <table:table-cell table:style-name="TableCell197">
            <text:p text:style-name="P198">Description</text:p>
          </table:table-cell>
          <table:table-cell table:style-name="TableCell199">
            <text:p text:style-name="P200">Formules no.</text:p>
            <text:p text:style-name="P201">(si requis)</text:p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</table:table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roman" svg:panose-1="0 0 0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Times-Roman" svg:font-family="Times-Roman" style:font-family-generic="roman"/>
    <style:font-face style:name="Times-Bold" svg:font-family="Times-Bold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en" style:country-asian="CA" style:language-complex="ar" style:country-complex="SA" style:text-combine="none" fo:hyphenate="true"/>
    </style:default-style>
    <style:style style:name="Titre4" style:display-name="Titre 4" style:family="paragraph" style:parent-style-name="Titre1" style:next-style-name="Corpsdetexte1" style:default-outline-level="4">
      <style:text-properties fo:font-weight="bold" style:font-weight-asian="bold" style:font-weight-complex="bold" style:font-style-complex="italic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Policepardéfaut" style:display-name="Police par défaut" style:family="text"/>
    <style:style style:name="Titre11" style:display-name="Titre 11" style:family="paragraph" style:parent-style-name="Titre1" style:next-style-name="Corpsdetexte1" style:default-outline-level="1">
      <style:paragraph-properties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itre21" style:display-name="Titre 21" style:family="paragraph" style:parent-style-name="Titre1" style:next-style-name="Corpsdetexte1" style:default-outline-level="2">
      <style:paragraph-properties fo:margin-left="0.4in" fo:text-indent="-0.203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1" style:display-name="Titre 31" style:family="paragraph" style:parent-style-name="Titre1" style:next-style-name="Corpsdetexte1" style:default-outline-level="3">
      <style:paragraph-properties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hyphenate="false"/>
    </style:style>
    <style:style style:name="Titre41" style:display-name="Titre 41" style:family="paragraph" style:parent-style-name="Titre1" style:next-style-name="Corpsdetexte1" style:default-outline-level="4">
      <style:paragraph-properties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Titre51" style:display-name="Titre 51" style:family="paragraph" style:parent-style-name="Titre1" style:next-style-name="Corpsdetexte1" style:default-outline-level="5">
      <style:paragraph-properties fo:margin-left="0.7in" fo:text-indent="-0.7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itre61" style:display-name="Titre 61" style:family="paragraph" style:parent-style-name="Titre1" style:next-style-name="Corpsdetexte1" style:default-outline-level="6">
      <style:paragraph-properties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0.5pt" style:font-size-asian="10.5pt" style:font-size-complex="10.5pt" fo:hyphenate="false"/>
    </style:style>
    <style:style style:name="Titre71" style:display-name="Titre 71" style:family="paragraph" style:parent-style-name="Titre1" style:next-style-name="Corpsdetexte1" style:default-outline-level="7">
      <style:paragraph-properties fo:margin-left="0.9in" fo:text-indent="-0.9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0.5pt" style:font-size-asian="10.5pt" style:font-size-complex="10.5pt" fo:hyphenate="false"/>
    </style:style>
    <style:style style:name="Titre81" style:display-name="Titre 81" style:family="paragraph" style:parent-style-name="Titre1" style:next-style-name="Corpsdetexte1" style:default-outline-level="8">
      <style:paragraph-properties fo:margin-left="1in" fo:text-indent="-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0.5pt" style:font-size-asian="10.5pt" style:font-size-complex="10.5pt" fo:hyphenate="false"/>
    </style:style>
    <style:style style:name="Titre91" style:display-name="Titre 91" style:family="paragraph" style:parent-style-name="Titre1" style:next-style-name="Corpsdetexte1" style:default-outline-level="9">
      <style:paragraph-properties fo:margin-left="1.1in" fo:text-indent="-1.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0.5pt" style:font-size-asian="10.5pt" style:font-size-complex="10.5pt" fo:hyphenate="false"/>
    </style:style>
    <style:style style:name="Caractèresdenumérotation" style:display-name="Caractères de numérotation" style:family="text"/>
    <style:style style:name="Puces" style:display-name="Puces" style:family="text">
      <style:text-properties style:font-name="OpenSymbol" style:font-name-asian="OpenSymbol" style:font-name-complex="OpenSymbol"/>
    </style:style>
    <style:style style:name="Titre1" style:display-name="Titre1" style:family="paragraph" style:parent-style-name="Normal" style:next-style-name="Corpsdetexte1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Corpsdetexte1" style:display-name="Corps de texte1" style:family="paragraph" style:parent-style-name="Normal">
      <style:paragraph-properties fo:margin-bottom="0.0833in"/>
      <style:text-properties fo:hyphenate="false"/>
    </style:style>
    <style:style style:name="Liste1" style:display-name="Liste1" style:family="paragraph" style:parent-style-name="Corpsdetexte1">
      <style:text-properties fo:hyphenate="false"/>
    </style:style>
    <style:style style:name="Légende1" style:display-name="Légende1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Titre10" style:display-name="Titre 10" style:family="paragraph" style:parent-style-name="Titre1" style:next-style-name="Corpsdetexte1" style:default-outline-level="9">
      <style:paragraph-properties fo:margin-left="1.1in" fo:text-indent="-1.1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0.5pt" style:font-size-asian="10.5pt" style:font-size-complex="10.5pt" fo:hyphenate="false"/>
    </style:style>
    <style:style style:name="Retraitdeliste" style:display-name="Retrait de liste" style:family="paragraph" style:parent-style-name="Corpsdetexte1">
      <style:paragraph-properties fo:margin-left="1.9687in" fo:text-indent="-1.7715in">
        <style:tab-stops>
          <style:tab-stop style:type="left" style:position="-1.9687in"/>
        </style:tab-stops>
      </style:paragraph-properties>
      <style:text-properties fo:hyphenate="false"/>
    </style:style>
    <style:style style:name="Tabledesmatièresniveau2" style:display-name="Table des matières niveau 2" style:family="paragraph" style:parent-style-name="Index">
      <style:paragraph-properties fo:margin-left="0.1965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Contenudetableau" style:display-name="Contenu de tableau" style:family="paragraph" style:parent-style-name="Normal">
      <style:paragraph-properties text:number-lines="false"/>
      <style:text-properties fo:hyphenate="false"/>
    </style:style>
    <style:style style:name="Titredetableau" style:display-name="Titre de tableau" style:family="paragraph" style:parent-style-name="Contenudetableau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Normal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principal" style:display-name="Titre principal" style:family="paragraph" style:parent-style-name="Titre1" style:next-style-name="Corpsdetexte1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1" style:display-name="Sous-titre1" style:family="paragraph" style:parent-style-name="Titre1" style:next-style-name="Corpsdetexte1">
      <style:paragraph-properties fo:text-align="center" fo:margin-top="0.0416in"/>
      <style:text-properties fo:font-size="18pt" style:font-size-asian="18pt" style:font-size-complex="18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style style:name="WW_CharLFO2LVL1" style:family="text">
      <style:text-properties style:font-name="Symbol" style:font-name-complex="OpenSymbol"/>
    </style:style>
    <style:style style:name="WW_CharLFO2LVL2" style:family="text">
      <style:text-properties style:font-name="Symbol" style:font-name-complex="OpenSymbol"/>
    </style:style>
    <style:style style:name="WW_CharLFO2LVL3" style:family="text">
      <style:text-properties style:font-name="Symbol" style:font-name-complex="OpenSymbol"/>
    </style:style>
    <style:style style:name="WW_CharLFO2LVL4" style:family="text">
      <style:text-properties style:font-name="Symbol" style:font-name-complex="OpenSymbol"/>
    </style:style>
    <style:style style:name="WW_CharLFO2LVL5" style:family="text">
      <style:text-properties style:font-name="Symbol" style:font-name-complex="OpenSymbol"/>
    </style:style>
    <style:style style:name="WW_CharLFO2LVL6" style:family="text">
      <style:text-properties style:font-name="Symbol" style:font-name-complex="OpenSymbol"/>
    </style:style>
    <style:style style:name="WW_CharLFO2LVL7" style:family="text">
      <style:text-properties style:font-name="Symbol" style:font-name-complex="OpenSymbol"/>
    </style:style>
    <style:style style:name="WW_CharLFO2LVL8" style:family="text">
      <style:text-properties style:font-name="Symbol" style:font-name-complex="OpenSymbol"/>
    </style:style>
    <style:style style:name="WW_CharLFO2LVL9" style:family="text">
      <style:text-properties style:font-name="Symbol" style:font-name-complex="OpenSymbol"/>
    </style:style>
    <style:style style:name="WW_CharLFO3LVL1" style:family="text">
      <style:text-properties style:font-name="Symbol" style:font-name-complex="Open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Open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Open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5LVL1" style:family="text">
      <style:text-properties style:font-name="Symbol" style:font-name-complex="OpenSymbol"/>
    </style:style>
    <style:style style:name="WW_CharLFO5LVL2" style:family="text">
      <style:text-properties style:font-name="OpenSymbol" style:font-name-complex="OpenSymbol"/>
    </style:style>
    <style:style style:name="WW_CharLFO5LVL3" style:family="text">
      <style:text-properties style:font-name="OpenSymbol" style:font-name-complex="OpenSymbol"/>
    </style:style>
    <style:style style:name="WW_CharLFO5LVL4" style:family="text">
      <style:text-properties style:font-name="Symbol" style:font-name-complex="OpenSymbol"/>
    </style:style>
    <style:style style:name="WW_CharLFO5LVL5" style:family="text">
      <style:text-properties style:font-name="OpenSymbol" style:font-name-complex="OpenSymbol"/>
    </style:style>
    <style:style style:name="WW_CharLFO5LVL6" style:family="text">
      <style:text-properties style:font-name="OpenSymbol" style:font-name-complex="OpenSymbol"/>
    </style:style>
    <style:style style:name="WW_CharLFO5LVL7" style:family="text">
      <style:text-properties style:font-name="Symbol" style:font-name-complex="OpenSymbol"/>
    </style:style>
    <style:style style:name="WW_CharLFO5LVL8" style:family="text">
      <style:text-properties style:font-name="OpenSymbol" style:font-name-complex="OpenSymbol"/>
    </style:style>
    <style:style style:name="WW_CharLFO5LVL9" style:family="text">
      <style:text-properties style:font-name="OpenSymbol" style:font-name-complex="OpenSymbol"/>
    </style:style>
    <style:style style:name="WW_CharLFO8LVL1" style:family="text">
      <style:text-properties style:font-name="Symbol" style:font-name-complex="OpenSymbol"/>
    </style:style>
    <style:style style:name="WW_CharLFO8LVL2" style:family="text">
      <style:text-properties style:font-name="OpenSymbol" style:font-name-complex="OpenSymbol"/>
    </style:style>
    <style:style style:name="WW_CharLFO8LVL3" style:family="text">
      <style:text-properties style:font-name="OpenSymbol" style:font-name-complex="OpenSymbol"/>
    </style:style>
    <style:style style:name="WW_CharLFO8LVL4" style:family="text">
      <style:text-properties style:font-name="Symbol" style:font-name-complex="OpenSymbol"/>
    </style:style>
    <style:style style:name="WW_CharLFO8LVL5" style:family="text">
      <style:text-properties style:font-name="OpenSymbol" style:font-name-complex="OpenSymbol"/>
    </style:style>
    <style:style style:name="WW_CharLFO8LVL6" style:family="text">
      <style:text-properties style:font-name="OpenSymbol" style:font-name-complex="OpenSymbol"/>
    </style:style>
    <style:style style:name="WW_CharLFO8LVL7" style:family="text">
      <style:text-properties style:font-name="Symbol" style:font-name-complex="OpenSymbol"/>
    </style:style>
    <style:style style:name="WW_CharLFO8LVL8" style:family="text">
      <style:text-properties style:font-name="OpenSymbol" style:font-name-complex="OpenSymbol"/>
    </style:style>
    <style:style style:name="WW_CharLFO8LVL9" style:family="text">
      <style:text-properties style:font-name="OpenSymbol" style:font-name-complex="OpenSymbol"/>
    </style:style>
    <style:style style:name="WW_CharLFO14LVL1" style:family="text">
      <style:text-properties fo:font-weight="normal" style:font-weight-asian="norm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">
        <style:list-level-properties text:space-before="0.5in" text:min-label-width="0.25in"/>
        <style:text-properties style:font-name="Symbol"/>
      </text:list-level-style-bullet>
      <text:list-level-style-bullet text:level="3" text:style-name="WW_CharLFO2LVL3" text:bullet-char="">
        <style:list-level-properties text:space-before="0.75in" text:min-label-width="0.25in"/>
        <style:text-properties style:font-name="Symbol"/>
      </text:list-level-style-bullet>
      <text:list-level-style-bullet text:level="4" text:style-name="WW_CharLFO2LVL4" text:bullet-char="">
        <style:list-level-properties text:space-before="1in" text:min-label-width="0.25in"/>
        <style:text-properties style:font-name="Symbol"/>
      </text:list-level-style-bullet>
      <text:list-level-style-bullet text:level="5" text:style-name="WW_CharLFO2LVL5" text:bullet-char="">
        <style:list-level-properties text:space-before="1.25in" text:min-label-width="0.25in"/>
        <style:text-properties style:font-name="Symbol"/>
      </text:list-level-style-bullet>
      <text:list-level-style-bullet text:level="6" text:style-name="WW_CharLFO2LVL6" text:bullet-char="">
        <style:list-level-properties text:space-before="1.5in" text:min-label-width="0.25in"/>
        <style:text-properties style:font-name="Symbol"/>
      </text:list-level-style-bullet>
      <text:list-level-style-bullet text:level="7" text:style-name="WW_CharLFO2LVL7" text:bullet-char="">
        <style:list-level-properties text:space-before="1.75in" text:min-label-width="0.25in"/>
        <style:text-properties style:font-name="Symbol"/>
      </text:list-level-style-bullet>
      <text:list-level-style-bullet text:level="8" text:style-name="WW_CharLFO2LVL8" text:bullet-char="">
        <style:list-level-properties text:space-before="2in" text:min-label-width="0.25in"/>
        <style:text-properties style:font-name="Symbol"/>
      </text:list-level-style-bullet>
      <text:list-level-style-bullet text:level="9" text:style-name="WW_CharLFO2LVL9" text:bullet-char="">
        <style:list-level-properties text:space-before="2.2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8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7409in" text:min-label-width="0.25in"/>
      </text:list-level-style-number>
      <text:list-level-style-number text:level="2" style:num-suffix="." style:num-format="a" style:num-letter-sync="true">
        <style:list-level-properties text:space-before="1.2409in" text:min-label-width="0.25in"/>
      </text:list-level-style-number>
      <text:list-level-style-number text:level="3" style:num-suffix="." style:num-format="i">
        <style:list-level-properties fo:text-align="end" text:space-before="1.8659in" text:min-label-width="0.125in"/>
      </text:list-level-style-number>
      <text:list-level-style-number text:level="4" style:num-suffix="." style:num-format="1">
        <style:list-level-properties text:space-before="2.2409in" text:min-label-width="0.25in"/>
      </text:list-level-style-number>
      <text:list-level-style-number text:level="5" style:num-suffix="." style:num-format="a" style:num-letter-sync="true">
        <style:list-level-properties text:space-before="2.7409in" text:min-label-width="0.25in"/>
      </text:list-level-style-number>
      <text:list-level-style-number text:level="6" style:num-suffix="." style:num-format="i">
        <style:list-level-properties fo:text-align="end" text:space-before="3.3659in" text:min-label-width="0.125in"/>
      </text:list-level-style-number>
      <text:list-level-style-number text:level="7" style:num-suffix="." style:num-format="1">
        <style:list-level-properties text:space-before="3.7409in" text:min-label-width="0.25in"/>
      </text:list-level-style-number>
      <text:list-level-style-number text:level="8" style:num-suffix="." style:num-format="a" style:num-letter-sync="true">
        <style:list-level-properties text:space-before="4.2409in" text:min-label-width="0.25in"/>
      </text:list-level-style-number>
      <text:list-level-style-number text:level="9" style:num-suffix="." style:num-format="i">
        <style:list-level-properties fo:text-align="end" text:space-before="4.8659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ncent Ducharme</meta:initial-creator>
    <dc:creator>Vincent Ducharme</dc:creator>
    <meta:creation-date>2017-10-30T14:48:00Z</meta:creation-date>
    <dc:date>2017-10-30T14:48:00Z</dc:date>
    <meta:print-date>2016-01-31T00:16:00Z</meta:print-date>
    <meta:template xlink:href="Normal.dotm" xlink:type="simple"/>
    <meta:editing-cycles>2</meta:editing-cycles>
    <meta:editing-duration>PT0S</meta:editing-duration>
    <meta:document-statistic meta:page-count="4" meta:paragraph-count="1" meta:word-count="125" meta:character-count="812" meta:row-count="5" meta:non-whitespace-character-count="688"/>
  </office:meta>
</office:document-meta>
</file>